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 style:list-style-name="L1">
      <style:text-properties fo:font-weight="normal" style:font-weight-asian="normal" style:font-weight-complex="normal"/>
    </style:style>
    <style:style style:name="P4" style:family="paragraph" style:parent-style-name="Standard" style:list-style-name="L2">
      <style:text-properties fo:font-weight="normal" style:font-weight-asian="normal" style:font-weight-complex="normal"/>
    </style:style>
    <style:style style:name="P5" style:family="paragraph" style:parent-style-name="Standard" style:list-style-name="L3">
      <style:text-properties fo:font-weight="normal" style:font-weight-asian="normal" style:font-weight-complex="normal"/>
    </style:style>
    <style:style style:name="P6" style:family="paragraph" style:parent-style-name="Standard" style:list-style-name="L4">
      <style:text-properties fo:font-weight="normal" style:font-weight-asian="normal" style:font-weight-complex="normal"/>
    </style:style>
    <style:style style:name="P7" style:family="paragraph" style:parent-style-name="Standard" style:list-style-name="L5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SON Data Format</text:p>
      <text:p text:style-name="P2">JavaScript Object Notation – lightweight data format</text:p>
      <text:list xml:id="list419636800422681967" text:style-name="L1">
        <text:list-item>
          <text:p text:style-name="P3">Human and machine-readable plain text</text:p>
        </text:list-item>
        <text:list-item>
          <text:p text:style-name="P3">Based on JavaScript objects</text:p>
        </text:list-item>
        <text:list-item>
          <text:p text:style-name="P3">Independent of development platforms and languages</text:p>
        </text:list-item>
        <text:list-item>
          <text:p text:style-name="P3">JSON data conists of: Values, Key-value pairs: {key: value}, Arrays: [value1, value2]</text:p>
        </text:list-item>
        <text:list-item>
          <text:p text:style-name="P3">The JSON format follows the rules of object creation in JS (ES3)</text:p>
          <text:p text:style-name="P3">- String, numbers and booleans are valid JSON</text:p>
          <text:p text:style-name="P3">"this is string", 3.14, true</text:p>
        </text:list-item>
        <text:list-item>
          <text:p text:style-name="P3">Arrays: [5, "text", true]</text:p>
        </text:list-item>
        <text:list-item>
          <text:p text:style-name="P3">Objects are valid JSON (key-value pairs)</text:p>
          <text:p text:style-name="P3">{</text:p>
          <text:list>
            <text:list-header>
              <text:p text:style-name="P3">"firstName": "Vladimir", "lastName": "Georgiev",</text:p>
              <text:p text:style-name="P3">"jobTitle": "Technical Trainer", "age": 25</text:p>
            </text:list-header>
          </text:list>
          <text:p text:style-name="P3">}</text:p>
        </text:list-item>
      </text:list>
      <text:p text:style-name="P2"/>
      <text:p text:style-name="P1"><text:tab/>JSON Object</text:p>
      <text:p text:style-name="P1"><text:tab/><text:span text:style-name="T1">An object is an unordered set of name/value pairs. An object begins with { (left brace) and <text:tab/>ends with } (right brace).</text:span></text:p>
      <text:p text:style-name="P1"><text:span text:style-name="T1"><text:tab/>Each name is followed by : (colon) and the name/value pairs are separated by , (comma)</text:span></text:p>
      <text:p text:style-name="P1"><text:span text:style-name="T1"/></text:p>
      <text:p text:style-name="P1"><text:tab/>JSON Array </text:p>
      <text:p text:style-name="P1"><text:tab/><text:span text:style-name="T1">An array is an ordered collection of values. An array begin with [ (left bracket) and ends <text:tab/>with ] (right bracket). Values are separated by , (comma)</text:span></text:p>
      <text:p text:style-name="P1"/>
      <text:p text:style-name="P1"><text:tab/>JSON Values</text:p>
      <text:p text:style-name="P1"><text:tab/><text:span text:style-name="T1">A value can be a string in double quotes, ot a number, or true or false or null, or and object <text:tab/>or an array. These structures can be nested</text:span></text:p>
      <text:p text:style-name="P1"><text:span text:style-name="T1"/></text:p>
      <text:p text:style-name="P1"><text:tab/>JSON string </text:p>
      <text:p text:style-name="P1"><text:tab/><text:span text:style-name="T1">A string is a sequence of zero or more Unicode characters, wrapped in double quotes, using <text:tab/>backlash escapes. A character is represented as a single character string</text:span></text:p>
      <text:p text:style-name="P1"><text:span text:style-name="T1"/></text:p>
      <text:p text:style-name="P1"><text:tab/>JSON Number <text:span text:style-name="T1"><text:s/>- optional '-', digits, '.', optional exponent 'e','E'</text:span></text:p>
      <text:p text:style-name="P1"><text:span text:style-name="T1"/></text:p>
      <text:p text:style-name="P1"><text:span text:style-name="T1"/></text:p>
      <text:p text:style-name="P1">Processing JSON</text:p>
      <text:p text:style-name="P1"><text:tab/>Built-in JSON Support</text:p>
      <text:p text:style-name="P1"><text:tab/><text:span text:style-name="T1">.NET has a built-in DataContractJsonSerializer class</text:span></text:p>
      <text:p text:style-name="P1"><text:span text:style-name="T1"><text:tab/>Contained in System.Runtime.Serialization assembly</text:span></text:p>
      <text:p text:style-name="P1"><text:span text:style-name="T1"><text:tab/>Support deserializing (parsing) strings and serializing objects</text:span></text:p>
      <text:p text:style-name="P1"><text:span text:style-name="T1"><text:tab/>using System.Runtime.Serialization.Json;</text:span></text:p>
      <text:p text:style-name="P1"><text:span text:style-name="T1"/></text:p>
      <text:p text:style-name="P1"><text:span text:style-name="T1"><text:tab/></text:span>Serializing JSON</text:p>
      <text:p text:style-name="P1"><text:tab/><text:span text:style-name="T1">static string SerializeJson&lt;T&gt; (T obj)</text:span></text:p>
      <text:p text:style-name="P1"><text:span text:style-name="T1"><text:tab/>{</text:span></text:p>
      <text:p text:style-name="P1"><text:span text:style-name="T1"><text:tab/> <text:s text:c="2"/>var serializer = new DataContractJsonSerializer(obj.GetType());</text:span></text:p>
      <text:p text:style-name="P1"><text:span text:style-name="T1"><text:tab/> <text:s text:c="2"/>using (var stream = new MemoryStream())</text:span></text:p>
      <text:p text:style-name="P1"><text:span text:style-name="T1"><text:tab/> <text:s text:c="2"/>{</text:span></text:p>
      <text:p text:style-name="P1"><text:span text:style-name="T1"><text:tab/><text:tab/>serializer.WriteObject(stream, obj);</text:span></text:p>
      <text:p text:style-name="P1"><text:span text:style-name="T1"><text:tab/><text:tab/>var result = Encoding.UTF8.GetString(stream.ToArray());</text:span></text:p>
      <text:p text:style-name="P1"><text:span text:style-name="T1"><text:tab/><text:tab/>return result;</text:span></text:p>
      <text:p text:style-name="P1"><text:span text:style-name="T1"><text:tab/> <text:s text:c="2"/>}</text:span></text:p>
      <text:p text:style-name="P1"><text:span text:style-name="T1"><text:tab/>}</text:span></text:p>
      <text:p text:style-name="P1"><text:span text:style-name="T1"/></text:p>
      <text:p text:style-name="P1"><text:span text:style-name="T1"><text:tab/>Usually we create static Helper class.</text:span></text:p>
      <text:p text:style-name="P1"><text:span text:style-name="T1"/></text:p>
      <text:p text:style-name="P1"><text:span text:style-name="T1"><text:tab/></text:span>Deserializing JSON</text:p>
      <text:p text:style-name="P1"><text:tab/><text:span text:style-name="T1">static T DeserializeJson&lt;T&gt;(string jsonString)</text:span></text:p>
      <text:p text:style-name="P1"><text:span text:style-name="T1"><text:tab/>{</text:span></text:p>
      <text:p text:style-name="P1"><text:span text:style-name="T1"><text:tab/> <text:s text:c="2"/>var serializer = new DataContractJsonSerializer(typeof(T));</text:span></text:p>
      <text:p text:style-name="P1"><text:span text:style-name="T1"><text:tab/> <text:s text:c="2"/>var jsonStringBytes = Encoding.UTF8.GetBytes(jsonString);</text:span></text:p>
      <text:p text:style-name="P1"><text:span text:style-name="T1"><text:tab/> <text:s text:c="2"/>using (var stream = new MemoryStream(jsonStringBytes))</text:span></text:p>
      <text:p text:style-name="P1"><text:span text:style-name="T1"><text:tab/> <text:s text:c="2"/>{</text:span></text:p>
      <text:p text:style-name="P1"><text:span text:style-name="T1"><text:tab/><text:tab/>var result = (T)serializer.ReadObject(stream);</text:span></text:p>
      <text:p text:style-name="P1"><text:span text:style-name="T1"><text:tab/><text:tab/>return result;</text:span></text:p>
      <text:p text:style-name="P1"><text:span text:style-name="T1"><text:tab/> <text:s text:c="2"/>}</text:span></text:p>
      <text:p text:style-name="P1"><text:span text:style-name="T1"><text:tab/>}</text:span></text:p>
      <text:p text:style-name="P1"><text:span text:style-name="T1"/></text:p>
      <text:p text:style-name="P1">JSON.NET</text:p>
      <text:p text:style-name="P1"><text:tab/>JSON.NET is a JSON framework for .NET</text:p>
      <text:list xml:id="list3996313444043090673" text:style-name="L2">
        <text:list-item>
          <text:list>
            <text:list-item>
              <text:p text:style-name="P4">More functionality than built-in functionality</text:p>
            </text:list-item>
            <text:list-item>
              <text:p text:style-name="P4">Supports LINQ-to-JSON</text:p>
            </text:list-item>
            <text:list-item>
              <text:p text:style-name="P4">Out-of-the-box support for parsing between JSON and XML</text:p>
            </text:list-item>
          </text:list>
        </text:list-item>
      </text:list>
      <text:p text:style-name="P2"><text:tab/>Install-package Newtonsoft.Json</text:p>
      <text:p text:style-name="P2"><text:tab/></text:p>
      <text:p text:style-name="P2"><text:tab/><text:span text:style-name="T2">JSON.NET exposes a static service JsonConvert</text:span></text:p>
      <text:p text:style-name="P2"><text:span text:style-name="T2"><text:tab/>Used for parsing and configuration</text:span></text:p>
      <text:list xml:id="list2841540380010438977" text:style-name="L3">
        <text:list-item>
          <text:list>
            <text:list-header>
              <text:p text:style-name="P5"><text:span text:style-name="T2"/></text:p>
            </text:list-header>
            <text:list-item>
              <text:p text:style-name="P5"><text:span text:style-name="T2">To serialize an object</text:span></text:p>
            </text:list-item>
          </text:list>
          <text:p text:style-name="P5"><text:span text:style-name="T2">var jsonProduct = JsonConvert,SerializeObject(product);</text:span></text:p>
          <text:list text:continue-numbering="true">
            <text:list-item>
              <text:p text:style-name="P5"><text:span text:style-name="T2">To deserialize an object:</text:span></text:p>
              <text:p text:style-name="P5"><text:span text:style-name="T2">var objProduct = JsonConvert.DeserializeObject&lt;Product&gt;(jsonProduct);</text:span></text:p>
            </text:list-item>
          </text:list>
        </text:list-item>
      </text:list>
      <text:p text:style-name="P2"><text:span text:style-name="T2"/></text:p>
      <text:list xml:id="list8008120613262173751" text:style-name="L4">
        <text:list-item>
          <text:list>
            <text:list-item>
              <text:p text:style-name="P6"><text:span text:style-name="T2">JSON.NET can be configured to:</text:span></text:p>
              <text:list>
                <text:list-item>
                  <text:p text:style-name="P6"><text:span text:style-name="T2">Indent the output JSON string</text:span></text:p>
                </text:list-item>
                <text:list-item>
                  <text:p text:style-name="P6"><text:span text:style-name="T2">To convert JSON to anonymous types</text:span></text:p>
                </text:list-item>
                <text:list-item>
                  <text:p text:style-name="P6"><text:span text:style-name="T2">To control the casing and properties to parse</text:span></text:p>
                </text:list-item>
                <text:list-item>
                  <text:p text:style-name="P6"><text:span text:style-name="T2">JSON.NET supports</text:span></text:p>
                  <text:list>
                    <text:list-item>
                      <text:p text:style-name="P6"><text:span text:style-name="T2">LINQ-to-JSON</text:span></text:p>
                    </text:list-item>
                    <text:list-item>
                      <text:p text:style-name="P6"><text:span text:style-name="T2">Direct parsing between XML and JSON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"><text:span text:style-name="T2"/></text:p>
      <text:list xml:id="list1338039714428179289" text:style-name="L5">
        <text:list-item>
          <text:list>
            <text:list-item>
              <text:p text:style-name="P7"><text:span text:style-name="T2">by default, the result is a single line of text</text:span></text:p>
            </text:list-item>
            <text:list-item>
              <text:p text:style-name="P7"><text:span text:style-name="T2">to indent the output string use Formatting.Indented</text:span></text:p>
              <text:p text:style-name="P7"><text:span text:style-name="T2">JsonConvert.SerializeObject(products, Formatting.Indented);</text:span></text:p>
            </text:list-item>
            <text:list-item>
              <text:p text:style-name="P7"><text:span text:style-name="T2">Deserializing to anonymous types:</text:span></text:p>
              <text:p text:style-name="P7"><text:span text:style-name="T2">var template = new </text:span></text:p>
              <text:p text:style-name="P7"><text:span text:style-name="T2">{</text:span></text:p>
              <text:list>
                <text:list-header>
                  <text:p text:style-name="P7"><text:span text:style-name="T2">FirstName = String.Empty,</text:span></text:p>
                </text:list-header>
              </text:list>
            </text:list-item>
          </text:list>
        </text:list-item>
      </text:list>
      <text:p text:style-name="P2"><text:span text:style-name="T2"><text:tab/><text:tab/>LastName = string.empty,</text:span></text:p>
      <text:p text:style-name="P2"><text:span text:style-name="T2"><text:tab/><text:tab/>Age = 0,</text:span></text:p>
      <text:p text:style-name="P2"><text:span text:style-name="T2"><text:tab/><text:tab/>Interests = new List&lt;string&gt;()</text:span></text:p>
      <text:list xml:id="list37313159" text:continue-numbering="true" text:style-name="L5">
        <text:list-item>
          <text:list>
            <text:list-header>
              <text:p text:style-name="P7"><text:span text:style-name="T2">};</text:span></text:p>
              <text:p text:style-name="P7"><text:span text:style-name="T2"/></text:p>
              <text:p text:style-name="P7"><text:span text:style-name="T2">JsonConvert.DeserializeAnonymousType(json, template);</text:span></text:p>
            </text:list-header>
          </text:list>
        </text:list-item>
      </text:list>
      <text:p text:style-name="P2"><text:span text:style-name="T2"/></text:p>
      <text:p text:style-name="P2"><text:span text:style-name="T2"><text:tab/></text:span><text:span text:style-name="T3">JSON.NET Parsing of Objects</text:span></text:p>
      <text:p text:style-name="P2"><text:span text:style-name="T3"><text:tab/></text:span><text:span text:style-name="T2">By default JSON.NET takes each property / field from the class and parses it</text:span></text:p>
      <text:p text:style-name="P2"><text:span text:style-name="T2"><text:tab/>This can be controlled using attributes:</text:span></text:p>
      <text:p text:style-name="P2"><text:span text:style-name="T2"><text:tab/>public class User</text:span></text:p>
      <text:p text:style-name="P2"><text:span text:style-name="T2"><text:tab/>{ </text:span></text:p>
      <text:p text:style-name="P2"><text:span text:style-name="T2"><text:tab/> <text:s text:c="2"/>[JsonProperty(“user”)]</text:span></text:p>
      <text:p text:style-name="P2"><text:span text:style-name="T2"><text:tab/> <text:s text:c="2"/>public string Username {get; set;}</text:span></text:p>
      <text:p text:style-name="P2"><text:span text:style-name="T2"/></text:p>
      <text:p text:style-name="P2"><text:span text:style-name="T2"><text:tab/> <text:s text:c="2"/>[JsonIgnore]</text:span></text:p>
      <text:p text:style-name="P2"><text:span text:style-name="T2"><text:tab/> <text:s text:c="2"/>public string Password {get; set;}</text:span></text:p>
      <text:p text:style-name="P2"><text:span text:style-name="T2"><text:tab/>}</text:span></text:p>
      <text:p text:style-name="P2"><text:span text:style-name="T2"><text:tab/></text:span></text:p>
      <text:p text:style-name="P2"><text:span text:style-name="T2"><text:tab/></text:span></text:p>
      <text:list xml:id="list37294346" text:continue-numbering="true" text:style-name="L5">
        <text:list-item>
          <text:list>
            <text:list-header>
              <text:p text:style-name="P7"><text:span text:style-name="T2"/></text:p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48M43S</meta:editing-duration>
    <meta:editing-cycles>35</meta:editing-cycles>
    <meta:generator>OpenOffice/4.1.6$Win32 OpenOffice.org_project/416m1$Build-9790</meta:generator>
    <dc:date>2019-04-02T17:09:43.54</dc:date>
    <meta:document-statistic meta:table-count="0" meta:image-count="0" meta:object-count="0" meta:page-count="1" meta:paragraph-count="98" meta:word-count="519" meta:character-count="3581"/>
    <meta:user-defined meta:name="Info 1"/>
    <meta:user-defined meta:name="Info 2"/>
    <meta:user-defined meta:name="Info 3"/>
    <meta:user-defined meta:name="Info 4"/>
  </office:meta>
</office:document-meta>
</file>